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AAC3F11F7F4F9778.png" manifest:media-type="image/png"/>
  <manifest:file-entry manifest:full-path="Pictures/100002010000055600000300616A7E550295121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61cm" svg:height="0.954cm" svg:x="1.508cm" svg:y="2.016cm">
          <draw:text-box>
            <text:p>Giving my IP in whitelist <text:s/>“202.89.77.78”</text:p>
          </draw:text-box>
        </draw:frame>
        <draw:frame draw:style-name="gr2" draw:text-style-name="P2" draw:layer="layout" svg:width="17.394cm" svg:height="9.779cm" svg:x="2.524cm" svg:y="3.921cm">
          <draw:image xlink:href="Pictures/100002010000055600000300616A7E5502951216.png" xlink:type="simple" xlink:show="embed" xlink:actuate="onLoad">
            <text:p/>
          </draw:image>
        </draw:frame>
        <draw:frame draw:style-name="gr3" draw:text-style-name="P1" draw:layer="layout" svg:width="13.917cm" svg:height="0.954cm" svg:x="1.815cm" svg:y="14.843cm">
          <draw:text-box>
            <text:p>Giving a random IP in whitelist “192.168.224.9”</text:p>
          </draw:text-box>
        </draw:frame>
        <draw:frame draw:style-name="gr2" draw:text-style-name="P2" draw:layer="layout" svg:width="17.394cm" svg:height="9.779cm" svg:x="2.397cm" svg:y="16.494cm">
          <draw:image xlink:href="Pictures/100002010000055600000300AAC3F11F7F4F97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5T16:37:22.463058923</meta:creation-date>
    <dc:date>2021-10-25T16:51:43.034539225</dc:date>
    <meta:editing-duration>PT4M10S</meta:editing-duration>
    <meta:editing-cycles>1</meta:editing-cycles>
    <meta:document-statistic meta:object-count="4"/>
    <meta:generator>LibreOffice/5.3.6.1$Linux_X86_64 LibreOffice_project/30$Build-1</meta:generator>
  </office:meta>
</office:document-meta>
</file>